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mbria Math" svg:font-family="'Cambria Math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Calibri" style:font-name-complex="Times New Roman"/>
    </style:style>
    <style:style style:name="P2" style:family="paragraph" style:parent-style-name="Normal">
      <style:paragraph-properties fo:margin-left="1.27cm" fo:margin-right="0cm" fo:margin-top="0cm" fo:margin-bottom="0.282cm" style:contextual-spacing="false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4pt" fo:font-weight="bold" style:font-size-asian="14pt" style:font-weight-asian="bold" style:font-name-complex="Times New Roman" style:font-size-complex="14pt" fo:hyphenate="true"/>
    </style:style>
    <style:style style:name="P3" style:family="paragraph" style:parent-style-name="Text_20_body">
      <style:text-properties style:font-name="Calibri" fo:font-size="14pt" fo:font-weight="bold" style:font-size-asian="14pt" style:font-weight-asian="bold" style:font-name-complex="Times New Roman" style:font-size-complex="14pt"/>
    </style:style>
    <style:style style:name="P4" style:family="paragraph" style:parent-style-name="Text_20_body">
      <style:text-properties fo:color="#5b9bd5" style:font-name="Calibri" style:font-name-complex="Times New Roman"/>
    </style:style>
    <style:style style:name="P5" style:family="paragraph" style:parent-style-name="Título_20_1" style:master-page-name="MP0">
      <style:paragraph-properties style:page-number="auto" fo:break-before="page"/>
    </style:style>
    <style:style style:name="P6" style:family="paragraph" style:parent-style-name="Normal" style:list-style-name="L1">
      <style:paragraph-properties fo:margin-left="0cm" fo:margin-right="0cm" fo:line-height="107%" fo:orphans="2" fo:widows="2" fo:hyphenation-ladder-count="no-limit" fo:text-indent="-0.635cm" style:auto-text-indent="false" style:vertical-align="auto"/>
      <style:text-properties style:font-name="Calibri" style:font-name-complex="Times New Roman" fo:hyphenate="true"/>
    </style:style>
    <style:style style:name="P7" style:family="paragraph" style:parent-style-name="Normal" style:list-style-name="L1">
      <style:paragraph-properties fo:margin-left="0cm" fo:margin-right="0cm" fo:margin-top="0cm" fo:margin-bottom="0.282cm" style:contextual-spacing="false" fo:line-height="107%" fo:orphans="2" fo:widows="2" fo:hyphenation-ladder-count="no-limit" fo:text-indent="0cm" style:auto-text-indent="false" style:vertical-align="auto"/>
      <style:text-properties fo:hyphenate="true"/>
    </style:style>
    <style:style style:name="T1" style:family="text">
      <style:text-properties fo:color="#5b9bd5" style:font-name="Calibri" fo:font-size="22pt" style:text-underline-style="solid" style:text-underline-width="auto" style:text-underline-color="font-color" style:text-underline-mode="continuous" style:text-overline-mode="continuous" style:text-line-through-mode="continuous" style:font-size-asian="22pt" style:font-name-complex="Times New Roman"/>
    </style:style>
    <style:style style:name="T2" style:family="text">
      <style:text-properties fo:color="#5b9bd5" style:font-name="Calibri" style:font-name-complex="Times New Roman"/>
    </style:style>
    <style:style style:name="T3" style:family="text">
      <style:text-properties fo:color="#5b9bd5" style:font-name="Calibri" officeooo:rsid="001af7dd" style:font-name-complex="Times New Roman"/>
    </style:style>
    <style:style style:name="T4" style:family="text">
      <style:text-properties fo:color="#5b9bd5" style:font-name="Cambria Math" style:font-name-complex="Cambria Math"/>
    </style:style>
    <style:style style:name="T5" style:family="text">
      <style:text-properties style:font-name="Calibri" style:font-name-complex="Times New Roman"/>
    </style:style>
    <style:style style:name="T6" style:family="text">
      <style:text-properties style:font-name="Calibri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officeooo:rsid="001af7dd"/>
    </style:style>
    <text:list-style style:name="L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Fuente_20_de_20_párrafo_20_predeter."><text:span text:style-name="T1">Práctica 4: Robot de intervención inmediata en caso de catástrofe de la empresa A&amp;C (Algorítmica y Complejidad).</text:span></text:span></text:h>
      <text:p text:style-name="P1"/>
      <text:p text:style-name="P1">Integrantes del grupo:</text:p>
      <text:list xml:id="list3294161886896642000" text:style-name="L1">
        <text:list-header>
          <text:p text:style-name="P6">- Heredia Canales, Andrés</text:p>
          <text:p text:style-name="P6">- Herrera Arcila, Adrián</text:p>
          <text:list>
            <text:list-item>
              <text:list>
                <text:list-header>
                  <text:p text:style-name="P7"><text:span text:style-name="Fuente_20_de_20_párrafo_20_predeter."><text:span text:style-name="T5">- López Uriona, Asier</text:span></text:span></text:p>
                </text:list-header>
              </text:list>
            </text:list-item>
          </text:list>
        </text:list-header>
      </text:list>
      <text:p text:style-name="P2"/>
      <text:p text:style-name="P3">2.1 Formulación del problema (variables, dominios, restricciones, espacio de búsqueda <text:span text:style-name="T7">y de soluciones</text:span>).</text:p>
      <text:p text:style-name="P4">Variables: <text:span text:style-name="T7">C={..., </text:span>Ci<text:span text:style-name="T7">j, …} con </text:span>i<text:span text:style-name="T7">=1</text:span>, j=1 <text:span text:style-name="T7">ambas </text:span>hasta N. <text:span text:style-name="T7">Representa la casilla de la posición [i,j].</text:span></text:p>
      <text:p text:style-name="P4">Solución: V={C<text:span text:style-name="T7">ab</text:span>, C<text:span text:style-name="T7">cd</text:span>, C<text:span text:style-name="T7">ef</text:span>,...} vector de solución del robot (longitud M). <text:span text:style-name="T7">Contiene las casillas por las que ha pasado el robot.</text:span></text:p>
      <text:p text:style-name="P4">Solución óptima: Vo={C<text:span text:style-name="T7">uv</text:span>, C<text:span text:style-name="T7">wx</text:span>, C<text:span text:style-name="T7">yz</text:span>, ...} vector de solución óptima del robot (longitud P&lt;<text:span text:style-name="T7">=</text:span>M). <text:span text:style-name="T7">Contiene las casillas por las que ha pasado el robot en el menor número de movimientos posible.</text:span></text:p>
      <text:p text:style-name="P4">Dominio de C: D<text:span text:style-name="T7">om</text:span>(C)={L, O}, libre u ocupada por algún obstáculo tras la catástrofe.</text:p>
      <text:p text:style-name="P4">Restricciones sobre C:</text:p>
      <text:p text:style-name="Text_20_body"><text:span text:style-name="Fuente_20_de_20_párrafo_20_predeter."><text:span text:style-name="T2">El robot no puede pasar por casillas ocupadas (C</text:span></text:span><text:span text:style-name="Fuente_20_de_20_párrafo_20_predeter."><text:span text:style-name="T3">ij</text:span></text:span><text:span text:style-name="Fuente_20_de_20_párrafo_20_predeter."><text:span text:style-name="T2">=O, C</text:span></text:span><text:span text:style-name="Fuente_20_de_20_párrafo_20_predeter."><text:span text:style-name="T3">ij</text:span></text:span><text:span text:style-name="Fuente_20_de_20_párrafo_20_predeter."><text:span text:style-name="T2"> </text:span></text:span><text:span text:style-name="Fuente_20_de_20_párrafo_20_predeter."><text:span text:style-name="T4">∉</text:span></text:span><text:span text:style-name="Fuente_20_de_20_párrafo_20_predeter."><text:span text:style-name="T2"> {V U Vo}).</text:span></text:span></text:p>
      <text:p text:style-name="P4">El robot no puede salirse del tablero que representa la central (Cij, i, j&lt;N, i, j&gt;=0).</text:p>
      <text:p text:style-name="P4">El espacio de búsqueda es 1+4+4^2+...+4^n-<text:span text:style-name="T7">1</text:span>=(1-4^n)/(-3)=O(4^n), es decir, el número de decisiones posibles siendo o no factibles. El espacio de soluciones es el número de hojas del árbol de decisiones, es decir, 4^n.</text:p>
      <text:p text:style-name="P3">2.2. Descripción del árbol de búsqueda obtenido “a mano” para los datos del apartado 3.</text:p>
      <text:p text:style-name="P4">1 <text:s/>0 <text:s/>0 <text:s/>0 <text:s/>1 <text:s/>1</text:p>
      <text:p text:style-name="P4">1 <text:s/>1 <text:s/>1 <text:s/>1 <text:s/>0 <text:s/>1</text:p>
      <text:p text:style-name="P4">1 <text:s/>0 <text:s/>1 <text:s/>0 <text:s/>1 <text:s/>0</text:p>
      <text:p text:style-name="P4"><text:soft-page-break/>1 <text:s/>1 <text:s/>1 <text:s/>0 <text:s/>1 <text:s/>0</text:p>
      <text:p text:style-name="P4">1 <text:s/>1 <text:s/>0 <text:s/>1 <text:s/>1 <text:s/>0</text:p>
      <text:p text:style-name="P4">0 <text:s/>1 <text:s/>0 <text:s/>1 <text:s/>1 <text:s/>0</text:p>
      <text:p text:style-name="P4">1 <text:s/>1 <text:s/>1 <text:s/>1 <text:s/>1 <text:s/>0</text:p>
      <text:p text:style-name="P4">1 <text:s/>1 <text:s/>0 <text:s/>1 <text:s/>0 <text:s/>0</text:p>
      <text:p text:style-name="P3">2.3. El esquema algorítmico utilizado y como se aplica al problema. En este caso hay que utilizar Vuelta Atrás. Se explicará brevemente el esquema y como se aplica al problema dado.</text:p>
      <text:p text:style-name="P3">2.4. Análisis del coste computacional del algoritmo en notación asintótica indicando que medida se propone como tamaño del problema y el análisis del coste <text:s/>en el caso peor. <text:s text:c="2"/></text:p>
      <text:p text:style-name="P3">2.5. Exponga alternativas al esquema utilizado si considera que existen. <text:s/></text:p>
      <text:p text:style-name="P3">2.6. Descripción de las clases que se van a <text:s/>utilizar para <text:s/>organizar el código de acuerdo al apartado 6 de la memoria. <text:s/></text:p>
      <text:p text:style-name="Text_20_body"><text:span text:style-name="Fuente_20_de_20_párrafo_20_predeter."><text:span text:style-name="T6">2.7. Descripción de los datos de prueba utilizados y de los <text:s/>resultados obtenidos con ell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Cambria Math" svg:font-family="'Cambria Math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4" style:display-name="WW_CharLFO1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5" style:display-name="WW_CharLFO1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6" style:display-name="WW_CharLFO1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7" style:display-name="WW_CharLFO1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8" style:display-name="WW_CharLFO1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9" style:display-name="WW_CharLFO1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drián </meta:initial-creator>
    <dc:creator>Adrián </dc:creator>
    <meta:creation-date>2015-05-26T18:23:00Z</meta:creation-date>
    <dc:date>2015-06-08T14:06:57.609580605</dc:date>
    <meta:editing-cycles>6</meta:editing-cycles>
    <meta:editing-duration>PT1H39M</meta:editing-duration>
    <meta:document-statistic meta:table-count="0" meta:image-count="0" meta:object-count="0" meta:page-count="2" meta:paragraph-count="28" meta:word-count="366" meta:character-count="2064" meta:non-whitespace-character-count="1678"/>
    <meta:template xlink:type="simple" xlink:actuate="onRequest" xlink:title="" xlink:href="Normal"/>
  </office:meta>
</office:document-meta>
</file>